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c4238" officeooo:paragraph-rsid="001c4238"/>
    </style:style>
    <style:style style:name="P2" style:family="paragraph" style:parent-style-name="Standard">
      <style:text-properties officeooo:rsid="001f95cf" officeooo:paragraph-rsid="001f95cf"/>
    </style:style>
    <style:style style:name="P3" style:family="paragraph" style:parent-style-name="Standard">
      <style:text-properties officeooo:rsid="0021df98" officeooo:paragraph-rsid="0021df98"/>
    </style:style>
    <style:style style:name="P4" style:family="paragraph" style:parent-style-name="Standard">
      <style:text-properties officeooo:rsid="0021df98" officeooo:paragraph-rsid="0021df98"/>
    </style:style>
    <style:style style:name="P5" style:family="paragraph" style:parent-style-name="Standard">
      <style:text-properties officeooo:rsid="0022ace9" officeooo:paragraph-rsid="0022ace9"/>
    </style:style>
    <style:style style:name="P6" style:family="paragraph" style:parent-style-name="Standard">
      <style:text-properties officeooo:rsid="00230ed0" officeooo:paragraph-rsid="00230ed0"/>
    </style:style>
    <style:style style:name="P7" style:family="paragraph" style:parent-style-name="Standard">
      <style:text-properties officeooo:rsid="00231e14" officeooo:paragraph-rsid="00231e14"/>
    </style:style>
    <style:style style:name="P8" style:family="paragraph" style:parent-style-name="Standard">
      <style:text-properties officeooo:rsid="0024d969" officeooo:paragraph-rsid="0024d969"/>
    </style:style>
    <style:style style:name="P9" style:family="paragraph" style:parent-style-name="Standard">
      <style:paragraph-properties fo:break-before="page"/>
      <style:text-properties officeooo:rsid="0022ace9" officeooo:paragraph-rsid="0022ace9"/>
    </style:style>
    <style:style style:name="T1" style:family="text">
      <style:text-properties officeooo:rsid="001f95cf"/>
    </style:style>
    <style:style style:name="T2" style:family="text">
      <style:text-properties officeooo:rsid="002182cb"/>
    </style:style>
    <style:style style:name="T3" style:family="text">
      <style:text-properties officeooo:rsid="0025bfbc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I started off with the exit function instead of the info one; this was because I thought getting the loop for entering the commands (and how to exit the loop) would be of more logical.</text:p>
      <text:p text:style-name="P1"/>
      <text:p text:style-name="P1">I initially had problems with the exit function. The infinite loop would keep printing out the same message. </text:p>
      <text:p text:style-name="P1"/>
      <text:p text:style-name="P1">Whilst I managed to fix this in my second attempt, the loop now only printing out the message once, it would still not close successfully. I realised that this was because I was not comparing the two strings at the correct point in the code.</text:p>
      <text:p text:style-name="P1"/>
      <text:p text:style-name="P1">After this I managed to implement the info function quite easily since it was just a print statement <text:span text:style-name="T1">that I made to be conditional.</text:span></text:p>
      <text:p text:style-name="P1"/>
      <text:p text:style-name="P3">Using getcwd I was able to print the current working directory.</text:p>
      <text:p text:style-name="P1"/>
      <text:p text:style-name="P2">I had to change scanf to fgets due to the limitations that scanf had with spaces. <text:span text:style-name="T2">However I also needed to add \n to the arrays for the various commands to now work.</text:span></text:p>
      <text:p text:style-name="P2"/>
      <text:p text:style-name="P3">Not sure if I got the change directory part working.</text:p>
      <text:p text:style-name="P3"/>
      <text:p text:style-name="P8">Changing the directory using cd was probably the most difficult part so far. Since I used getcwd to print out the current directory, this presented a problem when I changed directory, then wanted to print out the currrent directory. <text:span text:style-name="T3">To fix this issue I created another if statement in the cwd to differeniate between the default directory and one that had been changed.</text:span></text:p>
      <text:p text:style-name="P9">References</text:p>
      <text:p text:style-name="P5"/>
      <text:p text:style-name="P5"><text:a xlink:type="simple" xlink:href="https://brennan.io/2015/01/16/write-a-shell-in-c/" text:style-name="Internet_20_link" text:visited-style-name="Visited_20_Internet_20_Link">https://brennan.io/2015/01/16/write-a-shell-in-c/</text:a></text:p>
      <text:p text:style-name="P6"><text:a xlink:type="simple" xlink:href="http://poincare.matf.bg.ac.rs/~ivana/courses/ps/sistemi_knjige/pomocno/apue/APUE/0201433079/ch04lev1sec22.html" text:style-name="Internet_20_link" text:visited-style-name="Visited_20_Internet_20_Link">http://poincare.matf.bg.ac.rs/~ivana/courses/ps/sistemi_knjige/pomocno/apue/APUE/0201433079/ch04lev1sec22.html</text:a></text:p>
      <text:p text:style-name="P7">http://man7.org/linux/man-pages/man2/getcwd.2.html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9T21:11:49.965804483</meta:creation-date>
    <dc:date>2017-11-21T00:46:15.927641350</dc:date>
    <meta:editing-duration>PT3H58M33S</meta:editing-duration>
    <meta:editing-cycles>5</meta:editing-cycles>
    <meta:generator>LibreOffice/5.1.6.2$Linux_X86_64 LibreOffice_project/10m0$Build-2</meta:generator>
    <meta:document-statistic meta:table-count="0" meta:image-count="0" meta:object-count="0" meta:page-count="2" meta:paragraph-count="12" meta:word-count="243" meta:character-count="1533" meta:non-whitespace-character-count="1301"/>
  </office:meta>
</office:document-meta>
</file>